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449cm" fo:min-width="7.358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449cm" fo:min-width="7.358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7.358cm"/>
    </style:style>
    <style:style style:name="P1" style:family="paragraph">
      <style:paragraph-properties fo:text-align="center"/>
      <style:text-properties fo:font-size="26pt" style:font-size-asian="24pt" style:font-size-complex="24pt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-color="#be3f7e"/>
      <style:paragraph-properties fo:text-align="center"/>
      <style:text-properties fo:font-size="26pt"/>
    </style:style>
    <style:style style:name="P4" style:family="paragraph">
      <loext:graphic-properties draw:fill-color="#808080"/>
      <style:paragraph-properties fo:text-align="center"/>
      <style:text-properties fo:font-size="26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7.858cm" svg:height="4.699cm" svg:x="1.691cm" svg:y="3.196cm">
                <text:p text:style-name="P1"><text:span text:style-name="T1">Web Application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7.858cm" svg:height="4.699cm" svg:x="1.691cm" svg:y="8.496cm">
                <text:p text:style-name="P2">Operating System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draw:layer="layout" svg:width="7.858cm" svg:height="4.699cm" svg:x="1.691cm" svg:y="13.696cm">
                <text:p text:style-name="P2">Hardware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7.858cm" svg:height="4.699cm" svg:x="10.041cm" svg:y="3.196cm">
                <text:p text:style-name="P1"><text:span text:style-name="T1">Web Application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7.858cm" svg:height="4.699cm" svg:x="10.041cm" svg:y="8.496cm">
                <text:p text:style-name="P2">Operating System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draw:layer="layout" svg:width="7.858cm" svg:height="4.699cm" svg:x="10.041cm" svg:y="13.696cm">
                <text:p text:style-name="P2">Hardware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2" draw:layer="layout" svg:width="7.858cm" svg:height="4.699cm" svg:x="18.391cm" svg:y="3.196cm">
                <text:p text:style-name="P2">Web Application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7.858cm" svg:height="4.699cm" svg:x="18.391cm" svg:y="8.496cm">
                <text:p text:style-name="P2">Operating System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draw:layer="layout" svg:width="7.858cm" svg:height="4.699cm" svg:x="18.391cm" svg:y="13.696cm">
                <text:p text:style-name="P2">Hardware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7-18T15:21:36.215004267</dc:date>
    <meta:editing-duration>PT15M17S</meta:editing-duration>
    <meta:editing-cycles>8</meta:editing-cycles>
    <meta:generator>LibreOffice/5.3.4.2$Linux_X86_64 LibreOffice_project/30m0$Build-2</meta:generator>
    <meta:document-statistic meta:object-count="14"/>
  </office:meta>
</office:document-meta>
</file>